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3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ntradas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salidas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 table:number-columns-spanned="3" table:number-rows-spanned="1">
            <text:p>Pulsador jog adelante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Servo 1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Pulsador jog atrá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Servo 2</text:p>
          </table:table-cell>
          <table:covered-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arada de emergencia activa</text:p>
          </table:table-cell>
          <table:covered-table-cell table:number-columns-repeated="2"/>
          <table:table-cell/>
          <table:table-cell table:style-name="Default" office:value-type="string" calcext:value-type="string" table:number-columns-spanned="3" table:number-rows-spanned="1">
            <text:p>Habilitar servo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 table:number-columns-spanned="3" table:number-rows-spanned="1">
            <text:p>sensor fotoelectrico ( impresion 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Electrovalvula 1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sensor del balancin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Electrovalvula 2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sensor de la guillotina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Electrovalvula 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larma en servodriver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Electrovalvula 4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controles de temperatura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Electrovalvula 5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estatica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Electrovalvula 6</text:p>
          </table:table-cell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/>
          <table:table-cell office:value-type="string" calcext:value-type="string" table:number-columns-spanned="3" table:number-rows-spanned="1">
            <text:p>indicador de funcionamiento</text:p>
          </table:table-cell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/>
          <table:table-cell office:value-type="string" calcext:value-type="string" table:number-columns-spanned="3" table:number-rows-spanned="1">
            <text:p>indicador de falla</text:p>
          </table:table-cell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07:37:33.852314620</meta:creation-date>
    <dc:date>2023-11-17T22:36:00.393000000</dc:date>
    <meta:editing-duration>PT1H52M31S</meta:editing-duration>
    <meta:editing-cycles>2</meta:editing-cycles>
    <meta:generator>LibreOffice/7.6.0.3$Windows_X86_64 LibreOffice_project/69edd8b8ebc41d00b4de3915dc82f8f0fc3b6265</meta:generator>
    <meta:document-statistic meta:table-count="1" meta:cell-count="22" meta:object-count="0"/>
  </office:meta>
</office:document-meta>
</file>